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966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3">
          <table:table-cell table:style-name="ce1" office:value-type="float" office:value="2">
            <text:p>2</text:p>
          </table:table-cell>
          <table:table-cell table:style-name="ce1" office:value-type="string">
            <text:p><text:a xlink:href="http://search.digikey.com/scripts/DkSearch/dksus.dll?Detail&amp;itemSeq=104167452&amp;uq=634503377150585803">RXM-GPS-SR-B-ND</text:a></text:p>
          </table:table-cell>
          <table:table-cell table:style-name="ce1" office:value-type="string">
            <text:p>GPS MODULE SMD SIRF W/ANT</text:p>
          </table:table-cell>
          <table:table-cell table:style-name="ce1" office:value-type="string">
            <text:p>GPS MODULE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7.2">
            <text:p>47.2</text:p>
          </table:table-cell>
          <table:table-cell table:style-name="ce4" table:formula="of:=[.F1]*[.E1]" office:value-type="currency" office:currency="USD" office:value="47.2">
            <text:p>$47.20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474&amp;uq=634503377150585803">576-1281-1-ND</text:a></text:p>
          </table:table-cell>
          <table:table-cell table:style-name="ce1" office:value-type="string">
            <text:p>IC REG LDO 500MA 3.3V SOT23-5</text:p>
          </table:table-cell>
          <table:table-cell table:style-name="ce1" office:value-type="string">
            <text:p>3.3V regula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1.43">
            <text:p>1.43</text:p>
          </table:table-cell>
          <table:table-cell table:style-name="ce4" table:formula="of:=[.F2]*[.E2]" office:value-type="currency" office:currency="USD" office:value="1.43">
            <text:p>$1.43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485&amp;uq=634503377150585803">ATMEGA328P-AU-ND</text:a></text:p>
          </table:table-cell>
          <table:table-cell table:style-name="ce1" office:value-type="string">
            <text:p>MCU AVR 32K FLASH 32TQFP</text:p>
          </table:table-cell>
          <table:table-cell table:style-name="ce1" office:value-type="string">
            <text:p>ATMEGA 328P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4.87">
            <text:p>4.87</text:p>
          </table:table-cell>
          <table:table-cell table:style-name="ce4" table:formula="of:=[.F3]*[.E3]" office:value-type="currency" office:currency="USD" office:value="4.87">
            <text:p>$4.87</text:p>
          </table:table-cell>
        </table:table-row>
        <table:table-row table:style-name="ro3">
          <table:table-cell table:style-name="ce1" office:value-type="float" office:value="30">
            <text:p>30</text:p>
          </table:table-cell>
          <table:table-cell table:style-name="ce1" office:value-type="string">
            <text:p><text:a xlink:href="http://search.digikey.com/scripts/DkSearch/dksus.dll?Detail&amp;itemSeq=104167500&amp;uq=634503377150585803">475-1409-1-ND</text:a></text:p>
          </table:table-cell>
          <table:table-cell table:style-name="ce1" office:value-type="string">
            <text:p>LED CHIPLED 570NM GREEN 0603 SMD</text:p>
          </table:table-cell>
          <table:table-cell table:style-name="ce1" office:value-type="string">
            <text:p>GREEN LED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93">
            <text:p>0.093</text:p>
          </table:table-cell>
          <table:table-cell table:style-name="ce4" table:formula="of:=[.F4]*[.E4]" office:value-type="currency" office:currency="USD" office:value="0.372">
            <text:p>$0.37</text:p>
          </table:table-cell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search.digikey.com/scripts/DkSearch/dksus.dll?Detail&amp;itemSeq=104167511&amp;uq=634503377150585803">311-10GRCT-ND</text:a></text:p>
          </table:table-cell>
          <table:table-cell table:style-name="ce1" office:value-type="string">
            <text:p>RES 10 OHM 1/10W 5% 0603 SMD</text:p>
          </table:table-cell>
          <table:table-cell table:style-name="ce1" office:value-type="string">
            <text:p>10 OHM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08">
            <text:p>0.008</text:p>
          </table:table-cell>
          <table:table-cell table:style-name="ce4" table:formula="of:=[.F5]*[.E5]" office:value-type="currency" office:currency="USD" office:value="0.032">
            <text:p>$0.03</text:p>
          </table:table-cell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1" office:value-type="string">
            <text:p><text:a xlink:href="http://search.digikey.com/scripts/DkSearch/dksus.dll?Detail&amp;itemSeq=104167532&amp;uq=634503377150585803">478-1239-1-ND</text:a></text:p>
          </table:table-cell>
          <table:table-cell table:style-name="ce1" office:value-type="string">
            <text:p>CAP CERM .1UF 10% 16V X7R 0603</text:p>
          </table:table-cell>
          <table:table-cell table:style-name="ce1" office:value-type="string">
            <text:p>.1UF (0603)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0.0111">
            <text:p>0.0111</text:p>
          </table:table-cell>
          <table:table-cell table:style-name="ce4" table:formula="of:=[.F6]*[.E6]" office:value-type="currency" office:currency="USD" office:value="0.0444">
            <text:p>$0.04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7872&amp;uq=634503377150585803">MCP73831T-2ACI/OTCT-ND</text:a></text:p>
          </table:table-cell>
          <table:table-cell table:style-name="ce1" office:value-type="string">
            <text:p>IC CONTROLLR LI-ION 4.2V SOT23-5</text:p>
          </table:table-cell>
          <table:table-cell table:style-name="ce1" office:value-type="string">
            <text:p>LIPO BATTERY CHARGE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68">
            <text:p>0.68</text:p>
          </table:table-cell>
          <table:table-cell table:style-name="ce4" table:formula="of:=[.F7]*[.E7]" office:value-type="currency" office:currency="USD" office:value="0.68">
            <text:p>$0.68</text:p>
          </table:table-cell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1" office:value-type="string">
            <text:p><text:a xlink:href="http://search.digikey.com/scripts/DkSearch/dksus.dll?Detail&amp;itemSeq=104168036&amp;uq=634503377150585803">EG1903-ND</text:a></text:p>
          </table:table-cell>
          <table:table-cell table:style-name="ce1" office:value-type="string">
            <text:p>SWITCH SLIDE SPDT 30V.2A PC MNT</text:p>
          </table:table-cell>
          <table:table-cell table:style-name="ce1" office:value-type="string">
            <text:p>SLIDE SWITCH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71">
            <text:p>0.71</text:p>
          </table:table-cell>
          <table:table-cell table:style-name="ce4" table:formula="of:=[.F8]*[.E8]" office:value-type="currency" office:currency="USD" office:value="0.71">
            <text:p>$0.71</text:p>
          </table:table-cell>
        </table:table-row>
        <table:table-row table:style-name="ro3">
          <table:table-cell table:style-name="ce1" office:value-type="float" office:value="250">
            <text:p>250</text:p>
          </table:table-cell>
          <table:table-cell table:style-name="ce1" office:value-type="string">
            <text:p><text:a xlink:href="http://search.digikey.com/scripts/DkSearch/dksus.dll?Detail&amp;itemSeq=104168109&amp;uq=634503377150585803">311-1.0KGRCT-ND</text:a></text:p>
          </table:table-cell>
          <table:table-cell table:style-name="ce1" office:value-type="string">
            <text:p>RES 1.0K OHM 1/10W 5% 0603 SMD</text:p>
          </table:table-cell>
          <table:table-cell table:style-name="ce1" office:value-type="string">
            <text:p>1K OHM</text:p>
          </table:table-cell>
          <table:table-cell table:style-name="ce1" office:value-type="float" office:value="5">
            <text:p>5</text:p>
          </table:table-cell>
          <table:table-cell table:style-name="ce3" office:value-type="float" office:value="0.00448">
            <text:p>0.00448</text:p>
          </table:table-cell>
          <table:table-cell table:style-name="ce4" table:formula="of:=[.F9]*[.E9]" office:value-type="currency" office:currency="USD" office:value="0.0224">
            <text:p>$0.02</text:p>
          </table:table-cell>
        </table:table-row>
        <table:table-row table:style-name="ro3">
          <table:table-cell table:style-name="ce1" office:value-type="float" office:value="250">
            <text:p>250</text:p>
          </table:table-cell>
          <table:table-cell table:style-name="ce1" office:value-type="string">
            <text:p><text:a xlink:href="http://search.digikey.com/scripts/DkSearch/dksus.dll?Detail&amp;itemSeq=104168124&amp;uq=634503377150585803">311-10KGRCT-ND</text:a></text:p>
          </table:table-cell>
          <table:table-cell table:style-name="ce1" office:value-type="string">
            <text:p>RES 10K OHM 1/10W 5% 0603 SMD</text:p>
          </table:table-cell>
          <table:table-cell table:style-name="ce1" office:value-type="string">
            <text:p>10K OHM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00448">
            <text:p>0.00448</text:p>
          </table:table-cell>
          <table:table-cell table:style-name="ce4" table:formula="of:=[.F10]*[.E10]" office:value-type="currency" office:currency="USD" office:value="0.00448">
            <text:p>$0.00</text:p>
          </table:table-cell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1" office:value-type="string">
            <text:p><text:a xlink:href="http://search.digikey.com/scripts/DkSearch/dksus.dll?Detail&amp;itemSeq=104168165&amp;uq=634503377150585803">311-2.2KGRCT-ND</text:a></text:p>
          </table:table-cell>
          <table:table-cell table:style-name="ce1" office:value-type="string">
            <text:p>RES 2.2K OHM 1/10W 5% 0603 SMD</text:p>
          </table:table-cell>
          <table:table-cell table:style-name="ce1" office:value-type="string">
            <text:p>2.2K OHM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008">
            <text:p>0.008</text:p>
          </table:table-cell>
          <table:table-cell table:style-name="ce4" table:formula="of:=[.F11]*[.E11]" office:value-type="currency" office:currency="USD" office:value="0.008">
            <text:p>$0.01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search.digikey.com/scripts/DkSearch/dksus.dll?Detail&amp;itemSeq=104168275&amp;uq=634503377150585803">455-1749-1-ND</text:a></text:p>
          </table:table-cell>
          <table:table-cell table:style-name="ce1" office:value-type="string">
            <text:p>CONN HEADER PH SIDE 2POS 2MM SMD</text:p>
          </table:table-cell>
          <table:table-cell table:style-name="ce1" office:value-type="string">
            <text:p>JST Battery Connec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457">
            <text:p>0.457</text:p>
          </table:table-cell>
          <table:table-cell table:style-name="ce4" table:formula="of:=[.F12]*[.E12]" office:value-type="currency" office:currency="USD" office:value="0.457">
            <text:p>$0.46</text:p>
          </table:table-cell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1" office:value-type="string">
            <text:p><text:a xlink:href="http://search.digikey.com/scripts/DkSearch/dksus.dll?Detail&amp;itemSeq=104168463&amp;uq=634503377150585803">ED2992CT-ND</text:a></text:p>
          </table:table-cell>
          <table:table-cell table:style-name="ce1" office:value-type="string">
            <text:p>CONN USB MINI B R/A SMD</text:p>
          </table:table-cell>
          <table:table-cell table:style-name="ce1" office:value-type="string">
            <text:p>USB CONNECTOR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0.614">
            <text:p>0.614</text:p>
          </table:table-cell>
          <table:table-cell table:style-name="ce4" table:formula="of:=[.F13]*[.E13]" office:value-type="currency" office:currency="USD" office:value="0.614">
            <text:p>$0.61</text:p>
          </table:table-cell>
        </table:table-row>
        <table:table-row table:style-name="ro3">
          <table:table-cell table:number-columns-repeated="3"/>
          <table:table-cell office:value-type="string">
            <text:p>Battery</text:p>
          </table:table-cell>
          <table:table-cell table:style-name="ce2" office:value-type="float" office:value="1">
            <text:p>1</text:p>
          </table:table-cell>
          <table:table-cell office:value-type="float" office:value="11.95">
            <text:p>11.95</text:p>
          </table:table-cell>
          <table:table-cell table:style-name="ce4" table:formula="of:=[.F14]*[.E14]" office:value-type="currency" office:currency="USD" office:value="11.95">
            <text:p>$11.95</text:p>
          </table:table-cell>
        </table:table-row>
        <table:table-row table:style-name="ro3">
          <table:table-cell table:number-columns-repeated="3"/>
          <table:table-cell office:value-type="string">
            <text:p>PCB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4" table:formula="of:=[.F15]*[.E15]" office:value-type="currency" office:currency="USD" office:value="1">
            <text:p>$1.00</text:p>
          </table:table-cell>
        </table:table-row>
        <table:table-row table:style-name="ro3">
          <table:table-cell table:number-columns-repeated="3"/>
          <table:table-cell office:value-type="string">
            <text:p>SD card holder</text:p>
          </table:table-cell>
          <table:table-cell table:style-name="ce2" office:value-type="float" office:value="1">
            <text:p>1</text:p>
          </table:table-cell>
          <table:table-cell office:value-type="float" office:value="3.95">
            <text:p>3.95</text:p>
          </table:table-cell>
          <table:table-cell table:style-name="ce4" table:formula="of:=[.F16]*[.E16]" office:value-type="currency" office:currency="USD" office:value="3.95">
            <text:p>$3.95</text:p>
          </table:table-cell>
        </table:table-row>
        <table:table-row table:style-name="ro3">
          <table:table-cell table:number-columns-repeated="6"/>
          <table:table-cell table:formula="of:=SUM([.G1:.G16])" office:value-type="currency" office:currency="USD" office:value="73.34428">
            <text:p>$73.34</text:p>
          </table:table-cell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6">10/16/2011</text:date>, <text:time>14:3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Wolf</meta:initial-creator>
    <meta:creation-date>2011-08-30T21:49:14</meta:creation-date>
    <dc:date>2011-10-16T14:30:04</dc:date>
    <dc:creator>Charles Wolf</dc:creator>
    <meta:editing-duration>PT31M13S</meta:editing-duration>
    <meta:editing-cycles>2</meta:editing-cycles>
    <meta:generator>LibreOffice/3.3$Linux LibreOffice_project/330m19$Build-301</meta:generator>
    <meta:document-statistic meta:table-count="3" meta:cell-count="104" meta:object-count="0"/>
  </office:meta>
</office:document-meta>
</file>